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6.006cm" style:rel-column-width="14309*"/>
    </style:style>
    <style:style style:name="Table2.B" style:family="table-column">
      <style:table-column-properties style:column-width="21.5cm" style:rel-column-width="5122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style:font-name="Times New Roman2" style:font-name-asian="Times New Roman2" style:font-name-complex="Times New Roman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Сборка расчетного модуля для целевой системы</text:h>
          </table:table-cell>
        </table:table-row>
        <table:table-row table:style-name="Table1.2">
          <table:table-cell table:style-name="Table1.A2" office:value-type="string">
            <text:p text:style-name="P1">При сборке расчетного модуля под ОСРВ QNX версии 6 необходимо убедиться, что установлена среда разработки программ Momentics <text:s/>для QNX версии 6. Кросс-компилятор для QNX версии 6 не поставляется совместно с SimInTech (ПК МВТУ-4).</text:p>
            <text:p text:style-name="P1">Если кросс-компиляторы установлены, то следует в сборочном скрипте для ОСРВ QNX версии 6 указать путь к директории установки среды разработки программ Momentics:</text:p>
            <text:p text:style-name="Our_20_code">&lt;директория установки SimInTech (ПК МВТУ-4)&gt;\bin\CodeTemplates\QNX6\build.bat</text:p>
            <text:p text:style-name="P1">При отсутствии кросс-компиляторов необходимо произвести их установку. <text:s/>Содержание файла build.bat для компиляции расчетного модуля под QNX версии 6:</text:p>
            <text:p text:style-name="Our_20_code">set path=%path%;"%QNX_HOST%\usr\bin\"</text:p>
            <text:p text:style-name="Our_20_code">i386-pc-nto-qnx6.4.0-gcc.exe -o calc\x86\o\calc calc\calcmain.c -fpack-struct=1 "-I%QNX_TARGET%\usr\include" -IDispExemod –Wconversion <text:s/>-l m</text:p>
            <text:p text:style-name="Our_20_code">i486-pc-nto-qnx6.5.0-gcc.exe -o calc\x86\o\calc calc\calcmain.c -fpack-struct=1 "-I%QNX_TARGET%\usr\include" -IDispExemod –Wconversion <text:s/>-l m</text:p>
            <text:p text:style-name="P1">Если установлена среда разработки программ QNX Momentics другой версии или необходимо генерировать расчетные модули под отличную от x86 архитектуру процессора, необходимо изменить название файла компилятора</text:p>
            <text:p text:style-name="Our_20_code">i386<text:span text:style-name="T1">-</text:span>pc<text:span text:style-name="T1">-</text:span>nto<text:span text:style-name="T1">-</text:span>qnx6.4.0<text:span text:style-name="T1">-</text:span>gcc.exe</text:p>
            <text:p text:style-name="P1">или</text:p>
            <text:p text:style-name="Our_20_code">i486<text:span text:style-name="T1">-p</text:span>c<text:span text:style-name="T1">-</text:span>nto<text:span text:style-name="T1">-</text:span>qnx6.5.0<text:span text:style-name="T1">-</text:span>gcc.exe</text:p>
            <text:p text:style-name="P1">Например, для QNX 6.5.0 при сборке расчетных модулей под ARM архитектуру процессора необходимо указать компилятор</text:p>
            <text:p text:style-name="Our_20_code">arm<text:span text:style-name="T1">-</text:span>unknown<text:span text:style-name="T1">-</text:span>nto<text:span text:style-name="T1">-</text:span>qnx6.5.0<text:span text:style-name="T1">-</text:span>gcc.exe</text:p>
            <text:p text:style-name="Text_20_body">При копировании компиляторов отдельно от среды разработки программ QNX Momentics системные переменные QNX_HOST и QNX_TARGET отсутствуют. Значение системных переменных задается при установке средств разработки под ОСРВ QNX.</text:p>
            <text:p text:style-name="Text_20_body"><text:span text:style-name="T3">QNX_HOST</text:span> <text:span text:style-name="T2">—</text:span> путь расположения директории хранения средств разработки для QNX под текущую платформу (в случае настоящего руководства пользователя - ОС Windows). Например, для QNX 6.4.0 значение системной переменной:</text:p>
            <text:p text:style-name="Our_20_code">C:\QNX640\host\win32\x86</text:p>
            <text:p text:style-name="Text_20_body"><text:span text:style-name="T3">QNX_TARGET</text:span> <text:span text:style-name="T2">—</text:span> путь расположения библиотеки (заголовочных файлов и т.п.) для QNX. Например, для QNX 6.4.0 значение системной переменной:</text:p>
            <text:p text:style-name="Our_20_code">C:\QNX640\target\qnx6</text:p>
            <text:p text:style-name="Text_20_body">Значение системных переменных можно самостоятельно прописать в скрипте build.bat в режиме редактирования или добавить в список системных переменных непосредственно в ОС Windows. Для вызова меню работы с системными переменными следует:</text:p>
            <text:p text:style-name="Text_20_body">1) войти в панель управления ОС Windows, в списке параметров компьютера левой клавишей «мыши» нажать на иконку <text:soft-page-break/>«Система»;</text:p>
            <text:p text:style-name="Text_20_body">2) левой клавишей «мыши» нажать кнопку «Изменить параметры», появится рабочее окно «Свойства системы»;</text:p>
            <text:p text:style-name="Text_20_body">3) в рабочем окне «Свойства системы» перейти в закладку «Дополнительно»;</text:p>
            <text:p text:style-name="Text_20_body">4) левой клавишей «мыши» нажать кнопку «Переменные среды», появится рабочее окно «Переменные среды»;</text:p>
            <text:p text:style-name="Text_20_body">5) в рабочем окне «Переменные среды» левой клавишей «мыши» нажать кнопку «Создать…», появится рабочее окно «Новая системная переменная».</text:p>
            <text:p text:style-name="Text_20_body">Вышеуказанная последовательность действий описана для ОС Windows 7, соответствующие рабочие окна представлены на рисунке 1. Для других версий операционной системы Windows порядок вызова рабочего окна редактирования системных переменных может отличаться.</text:p>
            <text:p text:style-name="P2"><draw:frame draw:style-name="fr1" draw:name="graphics1" text:anchor-type="as-char" svg:width="15.716cm" svg:height="14.288cm" draw:z-index="0"><draw:image xlink:href="../_images/rp-4-3-ris-01.png" xlink:type="simple" xlink:show="embed" xlink:actuate="onLoad"/></draw:frame></text:p>
            <text:p text:style-name="P2">Рисунок 1</text:p>
            <text:p text:style-name="Text_20_body">Для определения новой системной переменной необходимо в рабочем окне «Новая системная переменная» задать её имя и значение. Сохраняют новую системную переменную нажатием левой клавиши «мыши» на кнопку «Ok» (показано на рисунке 2).</text:p>
            <text:p text:style-name="P2"><text:soft-page-break/><draw:frame draw:style-name="fr1" draw:name="graphics2" text:anchor-type="as-char" svg:width="9.763cm" svg:height="4.048cm" draw:z-index="1"><draw:image xlink:href="../_images/rp-4-3-ris-02.png" xlink:type="simple" xlink:show="embed" xlink:actuate="onLoad"/></draw:frame></text:p>
            <text:p text:style-name="P2">Рисунок 2</text:p>
            <text:p text:style-name="Text_20_body">При компиляции расчетного модуля под ОСРВ QNX версии 4 используется компилятор, размещённый на целевой системе (приборе). При этом сначала происходит копирование из директории шаблона кода всех исходных текстов расчётного модуля для его компиляции на целевую (или отдельную сборочную) систему, а потом через telnet <text:s/>удалённо вызывается команда make (производит сборку бинарного файла расчетного модуля из исходных текстов). По умолчанию, скрипт для компиляции build.bat использует адрес сборочной системы из опции «Параметры соединения (хост:порт)» закладки «Отладчик» рабочего окна редактирования «Инструменты автоматики».</text:p>
            <text:p text:style-name="Text_20_body">Если на приборах не предусмотрено наличие компилятора, пользователь может указать адрес произвольной сборочной системы для осуществления на ней компиляции. Для этого в закладке «Настройки» рабочего окна «Инструменты автоматики» следует указать собственные данные в поле изменения параметра «Команда сборки модуля» (показано на рисунке 3).</text:p>
            <text:p text:style-name="P2"><draw:frame draw:style-name="fr1" draw:name="graphics3" text:anchor-type="as-char" svg:width="14.822cm" svg:height="10.375cm" draw:z-index="2"><draw:image xlink:href="../_images/rp-4-3-ris-03.png" xlink:type="simple" xlink:show="embed" xlink:actuate="onLoad"/></draw:frame></text:p>
            <text:p text:style-name="P2">Рисунок 3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Our_20_code">compile.bat</text:p>
                </table:table-cell>
                <table:table-cell table:style-name="Table2.B1" office:value-type="string">
                  <text:p text:style-name="P3">имя скрипта сборки находящегося в директории шаблона кода (задается в настройках инструментов автоматики, представленных на рисунке 3);</text:p>
                </table:table-cell>
              </table:table-row>
              <table:table-row>
                <table:table-cell table:style-name="Table2.A2" office:value-type="string">
                  <text:p text:style-name="Our_20_code"><text:soft-page-break/>%progname%</text:p>
                </table:table-cell>
                <table:table-cell table:style-name="Table2.B2" office:value-type="string">
                  <text:p text:style-name="P3">имя собираемого исполняемого модуля;</text:p>
                </table:table-cell>
              </table:table-row>
              <table:table-row>
                <table:table-cell table:style-name="Table2.A2" office:value-type="string">
                  <text:p text:style-name="Our_20_code">%servername%</text:p>
                </table:table-cell>
                <table:table-cell table:style-name="Table2.B2" office:value-type="string">
                  <text:p text:style-name="P3">присваивается из настроек соединения отладчика, допустимо изменить на адрес (имя или ip-адрес) сборочной вычислительной системы, на которой производится компиляция;</text:p>
                </table:table-cell>
              </table:table-row>
              <table:table-row>
                <table:table-cell table:style-name="Table2.A2" office:value-type="string">
                  <text:p text:style-name="Our_20_code">root root</text:p>
                </table:table-cell>
                <table:table-cell table:style-name="Table2.B2" office:value-type="string">
                  <text:p text:style-name="P3">логин и пароль для записи файлов и выполнения команд сборки на сборочной системе.</text:p>
                </table:table-cell>
              </table:table-row>
            </table:table>
            <text:p text:style-name="Text_20_body">Для сборки расчетного модуля под ОСРВ QNX версии 4 используется скрипт build.bat шаблона кода</text:p>
            <text:p text:style-name="Our_20_code">%codetemplates%QNX4\</text:p>
            <text:p text:style-name="Text_20_body">расположенный в директории:</text:p>
            <text:p text:style-name="Our_20_code">&lt;директория установки SimInTech (ПК МВТУ-4)&gt;\bin\CodeTemplates\QNX4</text:p>
            <text:p text:style-name="Text_20_body">Текст скрипта build.bat:</text:p>
            <text:p text:style-name="Our_20_code">REM синтаксис build.bat &lt;сервер&gt; &lt;логин&gt; &lt;пароль&gt;</text:p>
            <text:p text:style-name="Our_20_code"/>
            <text:p text:style-name="Our_20_code">pushd calc</text:p>
            <text:p text:style-name="Our_20_code"/>
            <text:p text:style-name="Our_20_code">del/q buildcmds.txt</text:p>
            <text:p text:style-name="Our_20_code">del/q calc</text:p>
            <text:p text:style-name="Our_20_code"/>
            <text:p text:style-name="Our_20_code">REM Копирование задания на сборочный сервер</text:p>
            <text:p text:style-name="Our_20_code">ECHO open %1 &gt; ftpcmd.txt</text:p>
            <text:p text:style-name="Our_20_code">ECHO %2&gt;&gt; ftpcmd.txt</text:p>
            <text:p text:style-name="Our_20_code">ECHO %3&gt;&gt; ftpcmd.txt</text:p>
            <text:p text:style-name="Our_20_code">ECHO binary&gt;&gt; ftpcmd.txt</text:p>
            <text:p text:style-name="Our_20_code">ECHO rmdir calcsrc&gt;&gt; ftpcmd.txt</text:p>
            <text:p text:style-name="Our_20_code">ECHO mkdir calcsrc&gt;&gt; ftpcmd.txt</text:p>
            <text:p text:style-name="Our_20_code">ECHO cd calcsrc&gt;&gt; ftpcmd.txt</text:p>
            <text:p text:style-name="Our_20_code">ECHO mput *.*&gt;&gt; ftpcmd.txt</text:p>
            <text:p text:style-name="Our_20_code">ECHO quit&gt;&gt; ftpcmd.txt</text:p>
            <text:p text:style-name="Our_20_code">ftp -s:ftpcmd.txt -i</text:p>
            <text:p text:style-name="Our_20_code"/>
            <text:p text:style-name="Our_20_code">REM сборка (соединение через telnet)</text:p>
            <text:p text:style-name="Our_20_code">ECHO %2&gt; buildcmds.txt</text:p>
            <text:p text:style-name="Our_20_code">ECHO %3&gt;&gt; buildcmds.txt</text:p>
            <text:p text:style-name="Our_20_code">ECHO cd calcsrc&gt;&gt; buildcmds.txt</text:p>
            <text:p text:style-name="Our_20_code">ECHO make&gt;&gt; buildcmds.txt</text:p>
            <text:p text:style-name="Our_20_code"><text:soft-page-break/>..\..\..\telbuilder %1 buildcmds.txt</text:p>
            <text:p text:style-name="Our_20_code"/>
            <text:p text:style-name="Our_20_code">REM Копирование скомпилированного расчетного модуля</text:p>
            <text:p text:style-name="Our_20_code">ECHO open %1 &gt; ftpcmd.txt</text:p>
            <text:p text:style-name="Our_20_code">ECHO %2&gt;&gt; ftpcmd.txt</text:p>
            <text:p text:style-name="Our_20_code">ECHO %3&gt;&gt; ftpcmd.txt</text:p>
            <text:p text:style-name="Our_20_code">ECHO binary&gt;&gt; ftpcmd.txt</text:p>
            <text:p text:style-name="Our_20_code">ECHO cd calcsrc&gt;&gt; ftpcmd.txt</text:p>
            <text:p text:style-name="Our_20_code">ECHO get calc calc&gt;&gt; ftpcmd.txt</text:p>
            <text:p text:style-name="Our_20_code">ECHO quit&gt;&gt; ftpcmd.txt</text:p>
            <text:p text:style-name="Our_20_code">ftp -s:ftpcmd.txt -i</text:p>
            <text:p text:style-name="Our_20_code">del/q ftpcmd.txt</text:p>
            <text:p text:style-name="Our_20_code"/>
            <text:p text:style-name="Our_20_code">popd</text:p>
            <text:p text:style-name="Text_20_body">Для копирования исходных файлов расчётного модуля и самого скомпилированного расчётного модуля используется утилита ftp (штатная утилита ОС Windows), для которой входной файл с командами протокола передачи данных ftp готовится при помощи скрипта build.bat. Для удалённого запуска компилятора используется утилита telbuilder.exe из директории ПК МВТУ-4: SimInTech\bin\. Утилита направляет поток команд по протоколу telnet на указанную сборочную систему и позволяет сделать автоматический ввод логина и пароля по telnet и выполнение произвольной команды. Синтаксис утилиты:</text:p>
            <text:p text:style-name="Our_20_code">telbuilder &lt;адрес сервера telnet&gt; &lt;файл с потоком команд для telnet&gt;</text:p>
            <text:p text:style-name="Text_20_body">В файле команд для telnet (по умолчанию: buildcmds.txt) задаётся указанный <text:span text:style-name="T4">ниже</text:span> текст, который автоматически вводится при соединении с сервером. Каждая из строк текста обрабатывается с задержкой в 500 мс (свойство программы).</text:p>
            <text:p text:style-name="Our_20_code">login</text:p>
            <text:p text:style-name="Our_20_code">password</text:p>
            <text:p text:style-name="Our_20_code">cd calcsrc</text:p>
            <text:p text:style-name="Our_20_code">make</text:p>
            <text:p text:style-name="Text_20_body">Для сборки расчётного модуля в рабочем окне «Инструменты автоматики» следует левой клавишей «мыши» нажать кнопку «Собрать модули» (показана на рисунке 4).</text:p>
            <text:p text:style-name="P2"><text:soft-page-break/><draw:frame draw:style-name="fr1" draw:name="graphics4" text:anchor-type="as-char" svg:width="9.128cm" svg:height="6.588cm" draw:z-index="3"><draw:image xlink:href="../_images/rp-4-3-ris-04.png" xlink:type="simple" xlink:show="embed" xlink:actuate="onLoad"/></draw:frame></text:p>
            <text:p text:style-name="P2">Рисунок 4</text:p>
            <text:p text:style-name="Text_20_body">Если верно указаны параметры компилятора и расчетной схемы, системой будет произведена генерация исполняемых файлов расчетных модулей в соответствии с таблицей загрузки в рабочем окне «Инструменты автоматики» (выбранными в соответствии с рисунком 4 файлами схемы).</text:p>
            <text:p text:style-name="Text_20_body">В результате генерации исполняемых файлов расчетных модулей в директории исходных текстов и программ будут созданы файлы с расширением .inc и .h, а также бинарные файлы в формате целевой системы (прибора). Имена файлов будут образованы в соответствии с заданным параметром «Имя (имена) алгоритма» в рабочем окне «Параметры расчета» (показано на рисунке 5). Также будет создан файл default.conf, содержащий для диспетчера расчётных модулей информацию о частоте вызова каждого из расчетных модулей и служебных файлов с описанием переменных, которые доступны для чтения и изменения через сервер обмена или вспомогательные утилиты. Директория с созданными файлами представлена на рисунке 5.</text:p>
            <text:p text:style-name="P2"><draw:frame draw:style-name="fr1" draw:name="graphics5" text:anchor-type="as-char" svg:width="13.813cm" svg:height="10.719cm" draw:z-index="4"><draw:image xlink:href="../_images/rp-4-3-ris-05.png" xlink:type="simple" xlink:show="embed" xlink:actuate="onLoad"/></draw:frame></text:p>
            <text:p text:style-name="P2"><text:soft-page-break/>Рисунок 5</text:p>
            <text:p text:style-name="Text_20_body">Файлы из директории исходников в прибор допустимо копировать по протоколу передачи файлов ftp.</text:p>
            <text:p text:style-name="Text_20_body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3" style:font-size-asian="12pt" style:font-name-complex="Times New Roman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борка расчетного модуля для целевой системы</dc:title>
    <dc:date>2016-02-20T11:20:40.33</dc:date>
    <meta:generator>OpenOffice/4.1.1$Win32 OpenOffice.org_project/411m6$Build-9775</meta:generator>
    <meta:editing-duration>PT4H14M2S</meta:editing-duration>
    <meta:editing-cycles>96</meta:editing-cycles>
    <dc:creator>ILYA KUBENSKIY</dc:creator>
    <meta:document-statistic meta:table-count="2" meta:image-count="5" meta:object-count="0" meta:page-count="7" meta:paragraph-count="95" meta:word-count="997" meta:character-count="7848"/>
    <meta:user-defined meta:name="Поле 1"/>
    <meta:user-defined meta:name="Поле 2"/>
    <meta:user-defined meta:name="Поле 3"/>
    <meta:user-defined meta:name="Поле 4"/>
  </office:meta>
</office:document-meta>
</file>